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D657EA22.png" manifest:media-type="image/png"/>
  <manifest:file-entry manifest:full-path="Pictures/1000000100000780000004380947F03D.png" manifest:media-type="image/png"/>
  <manifest:file-entry manifest:full-path="Pictures/100736160000C67000006F9F167128AE.pdf" manifest:media-type="application/pdf"/>
  <manifest:file-entry manifest:full-path="Pictures/100778890000C67000006F9F15833978.pdf" manifest:media-type="application/pdf"/>
  <manifest:file-entry manifest:full-path="Pictures/10000001000007800000043856D03535.png" manifest:media-type="image/png"/>
  <manifest:file-entry manifest:full-path="Pictures/100347E20000C67000006F9F575ADE78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1181in" svg:height="5.6909in" draw:z-index="0"><draw:image xlink:href="Pictures/100347E20000C67000006F9F575ADE78.pdf" xlink:type="simple" xlink:show="embed" xlink:actuate="onLoad" draw:mime-type="application/pdf"/><draw:image xlink:href="Pictures/10000001000007800000043856D03535.png" xlink:type="simple" xlink:show="embed" xlink:actuate="onLoad" draw:mime-type="image/png"/></draw:frame></text:p>
      <text:p text:style-name="P1"><draw:frame draw:style-name="fr1" draw:name="Image2" text:anchor-type="char" svg:width="10.1181in" svg:height="5.6909in" draw:z-index="1"><draw:image xlink:href="Pictures/100778890000C67000006F9F15833978.pdf" xlink:type="simple" xlink:show="embed" xlink:actuate="onLoad" draw:mime-type="application/pdf"/><draw:image xlink:href="Pictures/1000000100000780000004380947F03D.png" xlink:type="simple" xlink:show="embed" xlink:actuate="onLoad" draw:mime-type="image/png"/></draw:frame></text:p>
      <text:p text:style-name="P1"><draw:frame draw:style-name="fr1" draw:name="Image3" text:anchor-type="char" svg:width="10.1181in" svg:height="5.6909in" draw:z-index="2"><draw:image xlink:href="Pictures/100736160000C67000006F9F167128AE.pdf" xlink:type="simple" xlink:show="embed" xlink:actuate="onLoad" draw:mime-type="application/pdf"/><draw:image xlink:href="Pictures/100000010000078000000438D657EA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04:18:36.587115119</meta:creation-date>
    <dc:date>2024-09-23T04:19:45.993906795</dc:date>
    <meta:editing-duration>PT1M10S</meta:editing-duration>
    <meta:editing-cycles>1</meta:editing-cycles>
    <meta:generator>LibreOffice/24.2.5.2$Linux_X86_64 LibreOffice_project/42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